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Times New Roman" fo:font-size="14pt" officeooo:paragraph-rsid="000c782c" style:font-size-asian="14pt" style:font-size-complex="14pt"/>
    </style:style>
    <style:style style:name="P2" style:family="paragraph" style:parent-style-name="Footer">
      <style:paragraph-properties fo:text-align="center" style:justify-single-word="false"/>
      <style:text-properties style:font-name="Times New Roman" fo:font-size="14pt" officeooo:paragraph-rsid="000da024" style:font-size-asian="12.25pt" style:font-size-complex="14pt"/>
    </style:style>
    <style:style style:name="P3" style:family="paragraph" style:parent-style-name="Footer">
      <style:paragraph-properties fo:text-align="center" style:justify-single-word="false"/>
      <style:text-properties fo:font-size="13pt" fo:language="en" fo:country="US" officeooo:rsid="000da024" officeooo:paragraph-rsid="000da024" style:font-size-asian="11.3500003814697pt" style:font-size-complex="13pt"/>
    </style:style>
    <style:style style:name="P4" style:family="paragraph" style:parent-style-name="ГОСТ_5f_основной_20_текст_28_Безруков_29_">
      <style:paragraph-properties fo:text-align="center" style:justify-single-word="false"/>
      <style:text-properties officeooo:rsid="0127f13a" officeooo:paragraph-rsid="012b61d4"/>
    </style:style>
    <style:style style:name="P5" style:family="paragraph" style:parent-style-name="ГОСТ_5f_титульный_20_лист_28_Безруков_29_" style:master-page-name="">
      <loext:graphic-properties draw:fill="none" draw:fill-color="#729fcf"/>
      <style:paragraph-properties fo:margin-left="6.301cm" fo:margin-right="0cm" fo:margin-top="0cm" fo:margin-bottom="0cm" style:contextual-spacing="false" fo:line-height="150%" fo:text-align="start" style:justify-single-word="false" fo:hyphenation-ladder-count="no-limit" fo:text-indent="0cm" style:auto-text-indent="false" style:page-number="auto" fo:background-color="transparent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ГОСТ_5f_титульный_20_лист_28_Безруков_29_">
      <loext:graphic-properties draw:fill="none" draw:fill-color="#729fcf"/>
      <style:paragraph-properties fo:margin-left="6.301cm" fo:margin-right="0cm" fo:margin-top="0cm" fo:margin-bottom="0cm" style:contextual-spacing="false" fo:line-height="150%" fo:text-align="start" style:justify-single-word="false" fo:hyphenation-ladder-count="no-limit" fo:text-indent="0cm" style:auto-text-indent="false" fo:background-color="transparent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ГОСТ_5f_титульный_20_лист_28_Безруков_29_">
      <loext:graphic-properties draw:fill="none" draw:fill-color="#729fcf"/>
      <style:paragraph-properties fo:margin-left="6.301cm" fo:margin-right="0cm" fo:margin-top="0cm" fo:margin-bottom="0cm" style:contextual-spacing="false" fo:line-height="150%" fo:text-align="start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12469f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ГОСТ_5f_основной_20_текст_28_Безруков_29_">
      <style:paragraph-properties fo:text-align="center" style:justify-single-word="false"/>
      <style:text-properties fo:language="ru" fo:country="RU" officeooo:rsid="0131c7ed" officeooo:paragraph-rsid="0131c7ed"/>
    </style:style>
    <style:style style:name="P9" style:family="paragraph" style:parent-style-name="ГОСТ_5f_основной_20_текст_28_Безруков_29_">
      <style:paragraph-properties fo:line-height="150%" fo:text-align="start" style:justify-single-word="false" fo:hyphenation-ladder-count="no-limit">
        <style:tab-stops/>
      </style:paragraph-properties>
      <style:text-properties officeooo:rsid="012b0522" officeooo:paragraph-rsid="012f194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ГОСТ_5f_программа_28_Безруков_29_">
      <style:text-properties officeooo:rsid="012b0522" officeooo:paragraph-rsid="012f194e"/>
    </style:style>
    <style:style style:name="P11" style:family="paragraph" style:parent-style-name="ГОСТ_5f_программа_28_Безруков_29_">
      <style:text-properties officeooo:rsid="012bb191" officeooo:paragraph-rsid="012f194e"/>
    </style:style>
    <style:style style:name="P12" style:family="paragraph" style:parent-style-name="ГОСТ_5f_программа_28_Безруков_29_">
      <style:text-properties officeooo:paragraph-rsid="012f194e"/>
    </style:style>
    <style:style style:name="P13" style:family="paragraph" style:parent-style-name="ГОСТ_5f_основной_20_текст_28_Безруков_29_" style:list-style-name="ГОСТ_5f_многоуровневый_28_Безруков_29_">
      <style:text-properties officeooo:paragraph-rsid="012b0522"/>
    </style:style>
    <style:style style:name="P14" style:family="paragraph" style:parent-style-name="ГОСТ_5f_основной_20_текст_28_Безруков_29_" style:list-style-name="ГОСТ_5f_многоуровневый_28_Безруков_29_">
      <style:text-properties officeooo:paragraph-rsid="01339ef8"/>
    </style:style>
    <style:style style:name="P15" style:family="paragraph" style:parent-style-name="ГОСТ_5f_основной_20_текст_28_Безруков_29_" style:list-style-name="ГОСТ_5f_многоуровневый_28_Безруков_29_">
      <style:text-properties fo:language="ru" fo:country="RU" officeooo:rsid="01339ef8" officeooo:paragraph-rsid="01339ef8"/>
    </style:style>
    <style:style style:name="P16" style:family="paragraph" style:parent-style-name="ГОСТ_5f_основной_20_текст_28_Безруков_29_" style:list-style-name="ГОСТ_5f_многоуровневый_28_Безруков_29_" style:master-page-name="">
      <loext:graphic-properties draw:fill="none" draw:fill-color="#729fcf"/>
      <style:paragraph-properties fo:margin-left="1.199cm" fo:margin-right="0cm" fo:margin-top="0cm" fo:margin-bottom="0cm" style:contextual-spacing="false" fo:line-height="150%" fo:text-align="justify" style:justify-single-word="false" fo:hyphenation-ladder-count="no-limit" fo:text-indent="1.3cm" style:auto-text-indent="false" style:page-number="auto" fo:background-color="transparent">
        <style:tab-stops/>
      </style:paragraph-properties>
      <style:text-properties fo:language="ru" fo:country="RU" officeooo:rsid="01339ef8" officeooo:paragraph-rsid="01339ef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ГОСТ_5f_основной_20_текст_28_Безруков_29_" style:list-style-name="ГОСТ_5f_код_5f_сайта_28_Безруков_29_">
      <style:paragraph-properties fo:text-align="start" style:justify-single-word="false"/>
      <style:text-properties officeooo:rsid="012b0522" officeooo:paragraph-rsid="012f194e"/>
    </style:style>
    <style:style style:name="P18" style:family="paragraph" style:parent-style-name="ГОСТ_5f_основной_20_текст_28_Безруков_29_" style:list-style-name="ГОСТ_5f_код_5f_сайта_28_Безруков_29_">
      <style:paragraph-properties fo:text-align="start" style:justify-single-word="false" fo:break-before="page"/>
      <style:text-properties officeooo:rsid="012b0522" officeooo:paragraph-rsid="012f194e"/>
    </style:style>
    <style:style style:name="P19" style:family="paragraph" style:parent-style-name="ГОСТ_5f_основной_20_текст_28_Безруков_29_" style:list-style-name="ГОСТ_5f_многоуровневый_28_Безруков_29_">
      <style:text-properties officeooo:rsid="01339ef8" officeooo:paragraph-rsid="01339ef8"/>
    </style:style>
    <style:style style:name="P20" style:family="paragraph" style:parent-style-name="ГОСТ_5f_титульный_20_лист_28_Безруков_29_" style:master-page-name="ГОСТ_5f_первая_20_страница_28_Безруков_29_">
      <style:paragraph-properties style:page-number="auto"/>
    </style:style>
    <style:style style:name="P21" style:family="paragraph" style:parent-style-name="ГОСТ_5f_титульный_20_лист_28_Безруков_29_">
      <style:text-properties officeooo:paragraph-rsid="01339ef8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13195e9"/>
    </style:style>
    <style:style style:name="T3" style:family="text">
      <style:text-properties fo:language="ru" fo:country="RU" officeooo:rsid="01339ef8"/>
    </style:style>
    <style:style style:name="T4" style:family="text">
      <style:text-properties officeooo:rsid="0015165b"/>
    </style:style>
    <style:style style:name="T5" style:family="text">
      <style:text-properties officeooo:rsid="012469fc"/>
    </style:style>
    <style:style style:name="T6" style:family="text">
      <style:text-properties officeooo:rsid="012b0522"/>
    </style:style>
    <style:style style:name="T7" style:family="text">
      <style:text-properties officeooo:rsid="012f194e"/>
    </style:style>
    <style:style style:name="T8" style:family="text">
      <style:text-properties officeooo:rsid="0127f13a"/>
    </style:style>
    <style:style style:name="T9" style:family="text">
      <style:text-properties officeooo:rsid="013195e9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1339ef8"/>
    </style:style>
    <style:style style:name="T12" style:family="text">
      <style:text-properties officeooo:rsid="0131b0e3"/>
    </style:style>
    <style:style style:name="T13" style:family="text">
      <style:text-properties officeooo:rsid="0133633f"/>
    </style:style>
    <style:style style:name="T14" style:family="text">
      <style:text-properties officeooo:rsid="01339e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Министерство науки и высшего образования РФ</text:p>
      <text:p text:style-name="ГОСТ_5f_титульный_20_лист_28_Безруков_29_"/>
      <text:p text:style-name="ГОСТ_5f_титульный_20_лист_28_Безруков_29_">Федеральное государственное бюджетное образовательное учреждение</text:p>
      <text:p text:style-name="ГОСТ_5f_титульный_20_лист_28_Безруков_29_">высшего образования</text:p>
      <text:p text:style-name="ГОСТ_5f_титульный_20_лист_28_Безруков_29_"/>
      <text:p text:style-name="ГОСТ_5f_титульный_20_лист_28_Безруков_29_">«ПЕНЗЕНСКИЙ ГОСУДАРСТВЕННЫЙ УНИВЕРСИТЕТ</text:p>
      <text:p text:style-name="ГОСТ_5f_титульный_20_лист_28_Безруков_29_"/>
      <text:p text:style-name="ГОСТ_5f_титульный_20_лист_28_Безруков_29_">« Кафедра «Информационная безопасность систем и технологий»</text:p>
      <text:p text:style-name="ГОСТ_5f_титульный_20_лист_28_Безруков_29_"/>
      <text:p text:style-name="ГОСТ_5f_титульный_20_лист_28_Безруков_29_"/>
      <text:p text:style-name="ГОСТ_5f_титульный_20_лист_28_Безруков_29_"/>
      <text:p text:style-name="ГОСТ_5f_титульный_20_лист_28_Безруков_29_">ОТЧЕТ</text:p>
      <text:p text:style-name="ГОСТ_5f_титульный_20_лист_28_Безруков_29_">о <text:span text:style-name="T14">практической</text:span> работе №<text:span text:style-name="T9">1</text:span></text:p>
      <text:p text:style-name="P21">«Управление сборкой программных проектов»</text:p>
      <text:p text:style-name="ГОСТ_5f_титульный_20_лист_28_Безруков_29_"/>
      <text:p text:style-name="ГОСТ_5f_титульный_20_лист_28_Безруков_29_"/>
      <text:p text:style-name="ГОСТ_5f_титульный_20_лист_28_Безруков_29_"/>
      <text:p text:style-name="ГОСТ_5f_титульный_20_лист_28_Безруков_29_"/>
      <text:p text:style-name="ГОСТ_5f_титульный_20_лист_28_Безруков_29_"/>
      <text:p text:style-name="ГОСТ_5f_титульный_20_лист_28_Безруков_29_"/>
      <text:p text:style-name="P5">Дисциплина: <text:span text:style-name="T6">Языки программирования</text:span></text:p>
      <text:p text:style-name="P6">Группа: 2<text:span text:style-name="T4">2</text:span>ПТ<text:span text:style-name="T4">2</text:span></text:p>
      <text:p text:style-name="P6">Выполнил студент: _________ <text:span text:style-name="T9">Безруков Д.А.</text:span></text:p>
      <text:p text:style-name="P6">Отметка о сдаче (количество баллов):</text:p>
      <text:p text:style-name="P6">Дата сдачи:</text:p>
      <text:p text:style-name="P7">Принял: <text:span text:style-name="T14">Лупанов М.Ю.</text:span></text:p>
      <text:p text:style-name="ГОСТ_5f_титульный_20_лист_28_Безруков_29_"/>
      <text:p text:style-name="ГОСТ_5f_титульный_20_лист_28_Безруков_29_"/>
      <text:p text:style-name="ГОСТ_5f_титульный_20_лист_28_Безруков_29_"/>
      <text:p text:style-name="ГОСТ_5f_титульный_20_лист_28_Безруков_29_">202<text:span text:style-name="T5">3</text:span></text:p>
      <text:list xml:id="list2426649448" text:style-name="ГОСТ_5f_многоуровневый_28_Безруков_29_">
        <text:list-item>
          <text:p text:style-name="P14"><text:soft-page-break/>Цель работы: <text:span text:style-name="T14">научиться управлять</text:span> сборкой программных проектов <text:span text:style-name="T14">с помощью </text:span><text:span text:style-name="T11">githab</text:span>.</text:p>
        </text:list-item>
        <text:list-item>
          <text:p text:style-name="P19">Задание на практическую работу:</text:p>
          <text:list>
            <text:list-item>
              <text:p text:style-name="P14">Создать свой аккаунт на github.com</text:p>
            </text:list-item>
            <text:list-item>
              <text:p text:style-name="P14">Клонировать учебный репозиторий https://github.com/MikeLupanov/StudyMake. git в свой аккаунт на github.com</text:p>
            </text:list-item>
            <text:list-item>
              <text:p text:style-name="P14">Сделать локальную копию репозитория на своем компьютере</text:p>
            </text:list-item>
            <text:list-item>
              <text:p text:style-name="P14">Внести изменения в Readme.md на локальном компьютере, сделать коммит, и синхронизировать локальный репозиторий с сетевым</text:p>
            </text:list-item>
            <text:list-item>
              <text:p text:style-name="P14">Ознакомиться с примером проекта example-1 и исправить цель clean в make-файле, чтобы она корректно работала, т. е. удаляла все файлы, созданные в процессе сборки. Проверьте корректность работы цели clean.</text:p>
            </text:list-item>
            <text:list-item>
              <text:p text:style-name="P14">Создать в каталоге файл .gitignore для игнорирования в коммитах исполняемых и прочих файлов, создаваемых процессе сборки.</text:p>
            </text:list-item>
            <text:list-item>
              <text:p text:style-name="P14">Сделать все необходимые для выполнения п.п. 5 и 6 коммиты, и синхронизировать локальный репозиторий с сетевым.</text:p>
            </text:list-item>
            <text:list-item>
              <text:p text:style-name="P14">Ознакомиться с примером example-2 и добавить в make-файле переменную для имени файла с исходным кодом. Проверьте корректность его работы для всех целей.</text:p>
            </text:list-item>
            <text:list-item>
              <text:p text:style-name="P14">Создать в каталоге файл .gitignore для игнорирования в коммитах исполняемых и прочих файлов, создаваемых процессе сборки.</text:p>
            </text:list-item>
            <text:list-item>
              <text:p text:style-name="P14">Сделать все необходимые для выполнения п.п. 8 и 9 коммиты, и синхронизировать локальный репозиторий с сетевым.</text:p>
            </text:list-item>
            <text:list-item>
              <text:p text:style-name="P14">Ознакомиться с примером example-3 и создать для него make-файл. За основу можно взять make-файл из примера example-2. Проверьте корректность его работы для всех целей.</text:p>
            </text:list-item>
            <text:list-item>
              <text:p text:style-name="P14">Создать в каталоге файл .gitignore для игнорирования в коммитах исполняемых и прочих файлов, создаваемых процессе сборки.</text:p>
            </text:list-item>
            <text:list-item>
              <text:p text:style-name="P14"><text:soft-page-break/>Сделать все необходимые для выполнения п.п. 11 и 12 коммиты, и синхронизировать локальный репозиторий с сетевым.</text:p>
            </text:list-item>
            <text:list-item>
              <text:p text:style-name="P14">Сделать отчет о выполненной работе, включив в него ссылку на свой репозиторий на сайте github.com </text:p>
            </text:list-item>
          </text:list>
        </text:list-item>
        <text:list-item>
          <text:p text:style-name="P13">Результаты работы:</text:p>
          <text:list>
            <text:list-item>
              <text:p text:style-name="P14"><text:span text:style-name="T14">Был создан </text:span>свой аккаунт на github.com</text:p>
            </text:list-item>
            <text:list-item>
              <text:p text:style-name="P14"><text:span text:style-name="T14">Был склонирован</text:span> учебный репозиторий https://github.com/MikeLupanov/StudyMake. git в свой аккаунт на github.com</text:p>
            </text:list-item>
            <text:list-item>
              <text:p text:style-name="P14"><text:span text:style-name="T14">Была создана</text:span> локальн<text:span text:style-name="T14">ая</text:span> копи<text:span text:style-name="T14">я</text:span> репозитория на своем компьютере</text:p>
            </text:list-item>
            <text:list-item>
              <text:p text:style-name="P14"><text:span text:style-name="T14">Были внесены</text:span> изменения в Readme.md на локальном компьютере, <text:span text:style-name="T14">был сделан</text:span> коммит, и синхрониз<text:span text:style-name="T14">ация</text:span> локальн<text:span text:style-name="T14">ого</text:span> репозитори<text:span text:style-name="T14">я</text:span> с сетевым.</text:p>
            </text:list-item>
            <text:list-item>
              <text:p text:style-name="P14"><text:span text:style-name="T14">Был изучен</text:span> пример проекта example-1 и исправ<text:span text:style-name="T14">лена</text:span> цель clean в make-файле, чтобы она корректно работала, т. е. удаляла все файлы, созданные в процессе сборки. <text:span text:style-name="T14">Была проверена</text:span> корректность работы цели clean.</text:p>
            </text:list-item>
            <text:list-item>
              <text:p text:style-name="P14"><text:span text:style-name="T14">Был создан</text:span> в каталоге файл .gitignore для игнорирования в коммитах исполняемых и прочих файлов, создаваемых процессе сборки.</text:p>
            </text:list-item>
            <text:list-item>
              <text:p text:style-name="P19">Были выполнены команды <text:span text:style-name="T10">“git add .”, “git commit”, “git push” </text:span><text:span text:style-name="T1">для пунктов 5-6.</text:span></text:p>
            </text:list-item>
            <text:list-item>
              <text:p text:style-name="P14"><text:span text:style-name="T14">Был изучен </text:span>пример example-2, <text:span text:style-name="T14">была добавлена</text:span> в make-файле переменн<text:span text:style-name="T14">ая</text:span> для имени файла с исходным кодом. <text:span text:style-name="T14">Была проверена корректность его работы.</text:span></text:p>
            </text:list-item>
            <text:list-item>
              <text:p text:style-name="P14"><text:span text:style-name="T14">В</text:span> каталоге <text:span text:style-name="T14">был добавлен</text:span> файл .gitignore для игнорирования в коммитах исполняемых и прочих файлов, создаваемых процессе сборки.</text:p>
            </text:list-item>
            <text:list-item>
              <text:p text:style-name="P19">Были выполнены команды <text:span text:style-name="T10">“git add .”, “git commit”, “git push” </text:span><text:span text:style-name="T1">для пунктов 8-9.</text:span></text:p>
            </text:list-item>
            <text:list-item>
              <text:p text:style-name="P14"><text:span text:style-name="T14">Был изучен </text:span>пример example-3 и <text:span text:style-name="T14">создан для него</text:span> make-файл. <text:span text:style-name="T14">Была проверена корректность его работы.</text:span></text:p>
            </text:list-item>
            <text:list-item>
              <text:p text:style-name="P14"><text:span text:style-name="T14">В</text:span> каталоге <text:span text:style-name="T14">был добавлен</text:span> файл .gitignore для игнорирования в коммитах исполняемых и прочих файлов, создаваемых процессе сборки.</text:p>
            </text:list-item>
            <text:list-item>
              <text:p text:style-name="P19"><text:soft-page-break/>Были выполнены команды <text:span text:style-name="T10">“git add .”, “git commit”, “git push” </text:span><text:span text:style-name="T1">для пунктов 11-12.</text:span></text:p>
            </text:list-item>
            <text:list-item>
              <text:p text:style-name="P14"><text:span text:style-name="T3">Был сделан</text:span><text:span text:style-name="T2"> отчет о выполненной работе. </text:span><text:span text:style-name="T3">В отчет была </text:span><text:span text:style-name="T2">включ</text:span><text:span text:style-name="T3">ена </text:span><text:span text:style-name="T2">ссылк</text:span><text:span text:style-name="T3">а</text:span><text:span text:style-name="T2"> на свой репозиторий на сайте github.com .</text:span></text:p>
              <text:list>
                <text:list-header>
                  <text:p text:style-name="P15"/>
                  <text:list>
                    <text:list-header>
                      <text:p text:style-name="P16">Ссылка на <text:span text:style-name="T10">githab: https://github.com/DanilaBezr/StudyMake.git</text:span></text:p>
                    </text:list-header>
                  </text:list>
                </text:list-header>
              </text:list>
            </text:list-item>
          </text:list>
        </text:list-item>
        <text:list-item>
          <text:p text:style-name="P14">Выводы: <text:span text:style-name="T14">было изучено управление</text:span> сборкой программных проектов <text:span text:style-name="T14">с помощью </text:span><text:span text:style-name="T11">githab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ГОСТ_5f_основной_20_текст_28_Безруков_29_" style:display-name="ГОСТ_основной текст(Безруков)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251cm" style:auto-text-indent="false" style:page-number="auto" fo:background-color="transparent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 officeooo:rsid="0084abf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ГОСТ_5f_формула_28_Безруков_29_" style:display-name="ГОСТ_формула(Безруков)" style:family="paragraph" style:parent-style-name="ГОСТ_5f_основной_20_текст_28_Безруков_29_" style:next-style-name="ГОСТ_5f_основной_20_текст_28_Безруков_29_" style:master-page-name="">
      <style:paragraph-properties fo:margin-left="0cm" fo:margin-right="0cm" fo:line-height="100%" fo:text-align="center" style:justify-single-word="false" fo:text-indent="0cm" style:auto-text-indent="false" style:page-number="auto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ГОСТ_5f_нумерация_20_формул_28_Безруков_29_" style:display-name="ГОСТ_нумерация формул(Безруков)" style:family="paragraph" style:parent-style-name="ГОСТ_5f_основной_20_текст_28_Безруков_29_" style:next-style-name="ГОСТ_5f_основной_20_текст_28_Безруков_29_">
      <style:paragraph-properties fo:margin-left="0cm" fo:margin-right="0cm" fo:line-height="150%" fo:text-align="end" style:justify-single-word="false" fo:text-indent="0cm" style:auto-text-indent="false" style:vertical-align="middl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ГОСТ_5f_титульный_20_лист_28_Безруков_29_" style:display-name="ГОСТ_титульный лист(Безруков)" style:family="paragraph" style:parent-style-name="ГОСТ_5f_основной_20_текст_28_Безруков_29_">
      <style:paragraph-properties fo:margin-left="0cm" fo:margin-right="0cm" fo:text-align="center" style:justify-single-word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ГОСТ_5f_заголовок_28_Безруков_29_" style:display-name="ГОСТ_заголовок(Безруков)" style:family="paragraph" style:parent-style-name="ГОСТ_5f_основной_20_текст_28_Безруков_29_" style:next-style-name="ГОСТ_5f_основной_20_текст_28_Безруков_29_">
      <style:paragraph-properties fo:margin-left="0cm" fo:margin-right="0cm" fo:margin-top="0cm" fo:margin-bottom="0.84cm" style:contextual-spacing="false" fo:text-align="center" style:justify-single-word="false" fo:text-indent="0cm" style:auto-text-indent="false">
        <style:tab-stops>
          <style:tab-stop style:position="0cm" style:type="right" style:leader-style="dotted" style:leader-text="."/>
        </style:tab-stops>
      </style:paragraph-properties>
    </style:style>
    <style:style style:name="ГОСТ_5f_оглавление_28_Безруков_29_" style:display-name="ГОСТ_оглавление(Безруков)" style:family="paragraph" style:parent-style-name="ГОСТ_5f_основной_20_текст_28_Безруков_29_" style:next-style-name="ГОСТ_5f_основной_20_текст_28_Безруков_29_" style:master-page-name="">
      <style:paragraph-properties style:page-number="auto">
        <style:tab-stops>
          <style:tab-stop style:position="0cm"/>
        </style:tab-stops>
      </style:paragraph-properties>
    </style:style>
    <style:style style:name="ГОСТ_5f_название_5f_таблицы_28_Безруков_29_" style:display-name="ГОСТ_название_таблицы(Безруков)" style:family="paragraph" style:parent-style-name="ГОСТ_5f_основной_20_текст_28_Безруков_29_" style:next-style-name="ГОСТ_5f_основной_20_текст_28_Безруков_29_" style:master-page-name="">
      <style:paragraph-properties fo:text-align="start" style:justify-single-word="false" style:page-number="auto">
        <style:tab-stops/>
      </style:paragraph-properties>
      <style:map style:condition="table()" style:apply-style-name="ГОСТ_5f_основной_20_текст_28_Безруков_29_"/>
    </style:style>
    <style:style style:name="ГОСТ_5f_содержимое_5f_таблицы_28_Безруков_29_" style:display-name="ГОСТ_содержимое_таблицы(Безруков)" style:family="paragraph" style:parent-style-name="ГОСТ_5f_основной_20_текст_28_Безруков_29_" style:next-style-name="ГОСТ_5f_основной_20_текст_28_Безруков_29_" style:master-page-name="">
      <style:paragraph-properties fo:margin-left="0cm" fo:margin-right="0cm" fo:line-height="100%" fo:text-align="center" style:justify-single-word="false" fo:hyphenation-ladder-count="no-limit" fo:text-indent="0cm" style:auto-text-indent="false" style:page-number="auto" style:vertical-align="middle" style:snap-to-layout-grid="false"/>
      <style:text-properties fo:font-size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ГОСТ_5f_подзаголовок_28_Безруков_29_" style:display-name="ГОСТ_подзаголовок(Безруков)" style:family="paragraph" style:parent-style-name="ГОСТ_5f_основной_20_текст_28_Безруков_29_" style:next-style-name="ГОСТ_5f_основной_20_текст_28_Безруков_29_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/>
      </style:paragraph-properties>
    </style:style>
    <style:style style:name="ГОСТ_5f_рисунок_5f_приложение_28_Безруков_29_" style:display-name="ГОСТ_рисунок_приложение(Безруков)" style:family="paragraph" style:parent-style-name="Text_20_body" style:next-style-name="ГОСТ_5f_основной_20_текст_28_Безруков_29_" style:master-page-name="">
      <style:paragraph-properties fo:line-height="0.651cm" style:page-number="auto"/>
      <style:text-properties style:font-name="Times New Roman1" fo:font-family="'Times New Roman'" style:font-style-name="Обычный" style:font-family-generic="roman" style:font-pitch="variable"/>
    </style:style>
    <style:style style:name="ГОСТ_5f_программа_28_Безруков_29_" style:display-name="ГОСТ_программа(Безруков)" style:family="paragraph" style:parent-style-name="ГОСТ_5f_основной_20_текст_28_Безруков_29_">
      <style:paragraph-properties fo:margin-left="0cm" fo:margin-right="0cm" fo:line-height="100%" fo:text-indent="0cm" style:auto-text-indent="false"/>
      <style:text-properties style:font-name="Courier New" fo:font-family="'Courier New'" style:font-style-name="Обычный" style:font-family-generic="modern" style:font-pitch="fixed" fo:font-size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ГОСТ_5f_рисунок_28_Безруков_29_" style:display-name="ГОСТ_рисунок(Безруков)" style:family="paragraph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ссылка" style:family="paragraph" style:parent-style-name="ГОСТ_5f_основной_20_текст_28_Безруков_29_" style:list-style-name="ГОСТ_5f_нумерация_5f_источников_28_Безруков_29_" style:list-level="1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style:font-name="Times New Roman" fo:font-family="'Times New Roman'" style:font-family-generic="roman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ГОСТ_5f_рисунок_28_Безруков_29_" style:display-name="ГОСТ_рисунок(Безруков)" style:family="graphic">
      <style:graphic-properties style:wrap="none" draw:wrap-influence-on-position="once-concurrent" loext:allow-overlap="tru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нумерация_5f_формул_28_Безруков_29_" style:display-name="ГОСТ_нумерация_формул(Безруков)" text:consecutive-numbering="true">
      <text:list-level-style-number text:level="1" loext:num-list-format="(%1%)" style:num-prefix="(" style:num-suffix=")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2" loext:num-list-format="(%2%)" style:num-prefix="(" style:num-suffix=")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3" loext:num-list-format="(%3%)" style:num-prefix="(" style:num-suffix=")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5" loext:num-list-format="(%5%)" style:num-prefix="(" style:num-suffix=")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6" loext:num-list-format="(%6%)" style:num-prefix="(" style:num-suffix=")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7" loext:num-list-format="(%7%)" style:num-prefix="(" style:num-suffix=")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8" loext:num-list-format="(%8%)" style:num-prefix="(" style:num-suffix=")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9" loext:num-list-format="(%9%)" style:num-prefix="(" style:num-suffix=")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10" loext:num-list-format="(%10%)" style:num-prefix="(" style:num-suffix=")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</text:list-style>
    <text:list-style style:name="ГОСТ_5f_маркированный_28_Безруков_29_" style:display-name="ГОСТ_маркированный(Безруков)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style-name="Regular" style:font-charset="x-symbol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style-name="Regular" style:font-charset="x-symbol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style-name="Regular" style:font-charset="x-symbol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style-name="Regular" style:font-charset="x-symbol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style-name="Regular" style:font-charset="x-symbol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style-name="Regular" style:font-charset="x-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style-name="Regular" style:font-charset="x-symbol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style-name="Regular" style:font-charset="x-symbol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style-name="Regular" style:font-charset="x-symbol"/>
      </text:list-level-style-bullet>
    </text:list-style>
    <text:list-style style:name="ГОСТ_5f_нумерация_5f_таблицы_28_Безруков_29_" style:display-name="ГОСТ_нумерация_таблицы(Безруков)" text:consecutive-numbering="true">
      <text:list-level-style-number text:level="1" text:style-name="Numbering_20_Symbols" loext:num-list-format="Таблица %1% —" style:num-prefix="Таблица " style:num-suffix=" —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Таблица %2% —" style:num-prefix="Таблица " style:num-suffix=" —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Таблица %3% —" style:num-prefix="Таблица " style:num-suffix=" —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Numbering_20_Symbols" loext:num-list-format="Таблица %4% —" style:num-prefix="Таблица " style:num-suffix=" —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Numbering_20_Symbols" loext:num-list-format="Таблица %5% —" style:num-prefix="Таблица " style:num-suffix=" —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Numbering_20_Symbols" loext:num-list-format="Таблица %6% —" style:num-prefix="Таблица " style:num-suffix=" —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Numbering_20_Symbols" loext:num-list-format="Таблица %7% —" style:num-prefix="Таблица " style:num-suffix=" —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Numbering_20_Symbols" loext:num-list-format="Таблица %8% —" style:num-prefix="Таблица " style:num-suffix=" —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Numbering_20_Symbols" loext:num-list-format="Таблица %9% —" style:num-prefix="Таблица " style:num-suffix=" —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Numbering_20_Symbols" loext:num-list-format="Таблица %10% —" style:num-prefix="Таблица " style:num-suffix=" —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ГОСТ_5f_нумерация_5f_рисунков_28_Безруков_29_" style:display-name="ГОСТ_нумерация_рисунков(Безруков)" text:consecutive-numbering="true">
      <text:list-level-style-number text:level="1" text:style-name="Numbering_20_Symbols" loext:num-list-format="Рисунок %1% —" style:num-prefix="Рисунок " style:num-suffix=" —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Рисунок %2% —" style:num-prefix="Рисунок " style:num-suffix=" —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Рисунок %3% —" style:num-prefix="Рисунок " style:num-suffix=" —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Рисунок %4% —" style:num-prefix="Рисунок " style:num-suffix=" —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Рисунок %5% —" style:num-prefix="Рисунок " style:num-suffix=" —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Рисунок %6% —" style:num-prefix="Рисунок " style:num-suffix=" —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Рисунок %7% —" style:num-prefix="Рисунок " style:num-suffix=" —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Рисунок %8% —" style:num-prefix="Рисунок " style:num-suffix=" —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Рисунок %9% —" style:num-prefix="Рисунок " style:num-suffix=" —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Рисунок %10% —" style:num-prefix="Рисунок " style:num-suffix=" —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многоуровневый_28_Безруков_29_" style:display-name="ГОСТ_многоуровневый(Безруков)">
      <text:list-level-style-number text:level="1" text:style-name="Numbering_20_Symbols" loext:num-list-format="%1% " style:num-suffix=" 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 " style:num-suffix=" 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 " style:num-suffix=" 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 " style:num-suffix=" 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 " style:num-suffix=" 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 " style:num-suffix=" 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 " style:num-suffix=" 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 " style:num-suffix=" 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 " style:num-suffix=" 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перечисление_28_Безруков_29_" style:display-name="ГОСТ_перечисление(Безруков)" text:consecutive-numbering="true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код_5f_сайта_28_Безруков_29_" style:display-name="ГОСТ_код_сайта(Безруков)" text:consecutive-numbering="true">
      <text:list-level-style-number text:level="1" loext:num-list-format="Код А. %1% — " style:num-prefix="Код А. " style:num-suffix=" — " style:num-format="1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2" loext:num-list-format="Код А. %2% — " style:num-prefix="Код А. " style:num-suffix=" — " style:num-format="1">
        <style:list-level-properties text:list-level-position-and-space-mode="label-alignment">
          <style:list-level-label-alignment text:label-followed-by="nothing" fo:text-indent="-1.905cm" fo:margin-left="1.905cm"/>
        </style:list-level-properties>
      </text:list-level-style-number>
      <text:list-level-style-number text:level="3" loext:num-list-format="Код А. %3% — " style:num-prefix="Код А. " style:num-suffix=" — " style:num-format="1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4" loext:num-list-format="Код А. %4% — " style:num-prefix="Код А. " style:num-suffix=" — " style:num-format="1">
        <style:list-level-properties text:list-level-position-and-space-mode="label-alignment">
          <style:list-level-label-alignment text:label-followed-by="nothing" fo:text-indent="-3.175cm" fo:margin-left="3.175cm"/>
        </style:list-level-properties>
      </text:list-level-style-number>
      <text:list-level-style-number text:level="5" loext:num-list-format="Код А. %5% — " style:num-prefix="Код А. " style:num-suffix=" — " style:num-format="1">
        <style:list-level-properties text:list-level-position-and-space-mode="label-alignment">
          <style:list-level-label-alignment text:label-followed-by="nothing" fo:text-indent="-3.81cm" fo:margin-left="3.81cm"/>
        </style:list-level-properties>
      </text:list-level-style-number>
      <text:list-level-style-number text:level="6" loext:num-list-format="Код А. %6% — " style:num-prefix="Код А. " style:num-suffix=" — " style:num-format="1">
        <style:list-level-properties text:list-level-position-and-space-mode="label-alignment">
          <style:list-level-label-alignment text:label-followed-by="nothing" fo:text-indent="-4.445cm" fo:margin-left="4.445cm"/>
        </style:list-level-properties>
      </text:list-level-style-number>
      <text:list-level-style-number text:level="7" loext:num-list-format="Код А. %7% — " style:num-prefix="Код А. " style:num-suffix=" — " style:num-format="1">
        <style:list-level-properties text:list-level-position-and-space-mode="label-alignment">
          <style:list-level-label-alignment text:label-followed-by="nothing" fo:text-indent="-5.08cm" fo:margin-left="5.08cm"/>
        </style:list-level-properties>
      </text:list-level-style-number>
      <text:list-level-style-number text:level="8" loext:num-list-format="Код А. %8% — " style:num-prefix="Код А. " style:num-suffix=" — " style:num-format="1">
        <style:list-level-properties text:list-level-position-and-space-mode="label-alignment">
          <style:list-level-label-alignment text:label-followed-by="nothing" fo:text-indent="-5.715cm" fo:margin-left="5.715cm"/>
        </style:list-level-properties>
      </text:list-level-style-number>
      <text:list-level-style-number text:level="9" loext:num-list-format="Код А. %9% — " style:num-prefix="Код А. " style:num-suffix=" — " style:num-format="1">
        <style:list-level-properties text:list-level-position-and-space-mode="label-alignment">
          <style:list-level-label-alignment text:label-followed-by="nothing" fo:text-indent="-6.35cm" fo:margin-left="6.35cm"/>
        </style:list-level-properties>
      </text:list-level-style-number>
      <text:list-level-style-number text:level="10" loext:num-list-format="Код А. %10% — " style:num-prefix="Код А. " style:num-suffix=" — " style:num-format="1">
        <style:list-level-properties text:list-level-position-and-space-mode="label-alignment">
          <style:list-level-label-alignment text:label-followed-by="nothing" fo:text-indent="-6.985cm" fo:margin-left="6.985cm"/>
        </style:list-level-properties>
      </text:list-level-style-number>
    </text:list-style>
    <text:list-style style:name="ГОСТ_5f_нумерация_5f_заголовков_28_Безруков_29_" style:display-name="ГОСТ_нумерация_заголовков(Безруков)">
      <text:list-level-style-number text:level="1" text:style-name="Numbering_20_Symbols" loext:num-list-format="%1% " style:num-suffix="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1%.%2% " style:num-suffix=" 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 " style:num-suffix=" 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 " style:num-suffix=" 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 " style:num-suffix=" 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 " style:num-suffix=" 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 " style:num-suffix=" 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 " style:num-suffix=" 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 " style:num-suffix=" 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нумерация_5f_заголовков_28_Безруков_29__28_1_29_" style:display-name="ГОСТ_нумерация_заголовков(Безруков)(1)">
      <text:list-level-style-number text:level="1" text:style-name="Numbering_20_Symbols" loext:num-list-format="%1% " style:num-suffix="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1%.%2% " style:num-suffix=" 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 " style:num-suffix=" 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 " style:num-suffix=" 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 " style:num-suffix=" 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 " style:num-suffix=" 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 " style:num-suffix=" 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 " style:num-suffix=" 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нумерованный_5f_список_28_Безруков_29_" style:display-name="ГОСТ_нумерованный_список(Безруков)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space" fo:text-indent="-1.251cm" fo:margin-left="1.251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нумерация_5f_стилей_28_Безруков_29_" style:display-name="ГОСТ_нумерация_стилей(Безруков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nothing" fo:margin-left="1.251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nothing" fo:text-indent="-0.654cm" fo:margin-left="1.905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nothing" fo:text-indent="-1.289cm" fo:margin-left="2.54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nothing" fo:text-indent="-1.924cm" fo:margin-left="3.175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nothing" fo:text-indent="-2.559cm" fo:margin-left="3.81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nothing" fo:text-indent="-3.194cm" fo:margin-left="4.445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nothing" fo:text-indent="-3.829cm" fo:margin-left="5.08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nothing" fo:text-indent="-4.464cm" fo:margin-left="5.715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nothing" fo:text-indent="-5.099cm" fo:margin-left="6.35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nothing" fo:text-indent="-5.734cm" fo:margin-left="6.985cm"/>
        </style:list-level-properties>
      </text:list-level-style-number>
    </text:list-style>
    <text:list-style style:name="ГОСТ_5f_нумерация_5f_источников_28_Безруков_29_" style:display-name="ГОСТ_нумерация_источников(Безруков)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-0.019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нумирация_5f_приложений_28_Безруков_29_" style:display-name="ГОСТ_нумирация_приложений(Безруков)">
      <text:list-level-style-number text:level="1" text:style-name="Numbering_20_Symbols" loext:num-list-format="Приложение%1%  " style:num-prefix="Приложение" style:num-suffix="  " style:num-format="А, Б, .., Аа, Бб, ... (ru)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нумерация_5f_таблиц_5f_в_5f_приложении_5f_А_28_Безруков_29_" style:display-name="ГОСТ_нумерация_таблиц_в_приложении_А(Безруков)" text:consecutive-numbering="true">
      <text:list-level-style-number text:level="1" text:style-name="Numbering_20_Symbols" loext:num-list-format="Таблица А%1% — " style:num-prefix="Таблица А" style:num-suffix=" —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Таблица А%2%  " style:num-prefix="Таблица А" style:num-suffix=" 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Таблица А%3%  " style:num-prefix="Таблица А" style:num-suffix=" 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Таблица А%4%  " style:num-prefix="Таблица А" style:num-suffix=" 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Таблица А%5%  " style:num-prefix="Таблица А" style:num-suffix=" 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Таблица А%6%  " style:num-prefix="Таблица А" style:num-suffix=" 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Таблица А%7%  " style:num-prefix="Таблица А" style:num-suffix=" 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Таблица А%8%  " style:num-prefix="Таблица А" style:num-suffix=" 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Таблица А%9%  " style:num-prefix="Таблица А" style:num-suffix=" 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Таблица А%10%  " style:num-prefix="Таблица А" style:num-suffix=" 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ГОСТ_5f_нумерация_5f_таблиц_5f_в_5f_приложение_5f_Б_28_Безруков_29_" style:display-name="ГОСТ_нумерация_таблиц_в_приложение_Б(Безруков)" text:consecutive-numbering="true">
      <text:list-level-style-number text:level="1" loext:num-list-format="Таблица Б%1% — " style:num-prefix="Таблица Б" style:num-suffix=" —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Таблица Б%2% — " style:num-prefix="Таблица Б" style:num-suffix=" —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loext:num-list-format="Таблица Б%3% — " style:num-prefix="Таблица Б" style:num-suffix=" —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loext:num-list-format="Таблица Б%4% — " style:num-prefix="Таблица Б" style:num-suffix=" —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loext:num-list-format="Таблица Б%5% — " style:num-prefix="Таблица Б" style:num-suffix=" —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loext:num-list-format="Таблица Б%6% — " style:num-prefix="Таблица Б" style:num-suffix=" —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loext:num-list-format="Таблица Б%7% — " style:num-prefix="Таблица Б" style:num-suffix=" —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loext:num-list-format="Таблица Б%8% — " style:num-prefix="Таблица Б" style:num-suffix=" —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loext:num-list-format="Таблица Б%9% — " style:num-prefix="Таблица Б" style:num-suffix=" —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loext:num-list-format="Таблица Б%10% — " style:num-prefix="Таблица Б" style:num-suffix=" — 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list-style style:name="ГОСТ_5f_нумерация_5f_рисунка_5f_приложения_5f_В_28_Безруков_29_" style:display-name="ГОСТ_нумерация_рисунка_приложения_В(Безруков)" text:consecutive-numbering="true">
      <text:list-level-style-number text:level="1" loext:num-list-format="Рисунок А.%1% — " style:num-prefix="Рисунок А." style:num-suffix=" — " style:num-format="1">
        <style:list-level-properties text:list-level-position-and-space-mode="label-alignment" fo:text-align="center">
          <style:list-level-label-alignment text:label-followed-by="space"/>
        </style:list-level-properties>
      </text:list-level-style-number>
      <text:list-level-style-number text:level="2" loext:num-list-format="Рисунок А.%2% — " style:num-prefix="Рисунок А." style:num-suffix=" — " style:num-format="1">
        <style:list-level-properties text:list-level-position-and-space-mode="label-alignment" fo:text-align="center">
          <style:list-level-label-alignment text:label-followed-by="space"/>
        </style:list-level-properties>
      </text:list-level-style-number>
      <text:list-level-style-number text:level="3" loext:num-list-format="Рисунок А.%3% — " style:num-prefix="Рисунок А." style:num-suffix=" — " style:num-format="1">
        <style:list-level-properties text:list-level-position-and-space-mode="label-alignment" fo:text-align="center">
          <style:list-level-label-alignment text:label-followed-by="space"/>
        </style:list-level-properties>
      </text:list-level-style-number>
      <text:list-level-style-number text:level="4" loext:num-list-format="Рисунок А.%4% — " style:num-prefix="Рисунок А." style:num-suffix=" — " style:num-format="1">
        <style:list-level-properties text:list-level-position-and-space-mode="label-alignment" fo:text-align="center">
          <style:list-level-label-alignment text:label-followed-by="space"/>
        </style:list-level-properties>
      </text:list-level-style-number>
      <text:list-level-style-number text:level="5" loext:num-list-format="Рисунок А.%5% — " style:num-prefix="Рисунок А." style:num-suffix=" — " style:num-format="1">
        <style:list-level-properties text:list-level-position-and-space-mode="label-alignment" fo:text-align="center">
          <style:list-level-label-alignment text:label-followed-by="space"/>
        </style:list-level-properties>
      </text:list-level-style-number>
      <text:list-level-style-number text:level="6" loext:num-list-format="Рисунок А.%6% — " style:num-prefix="Рисунок А." style:num-suffix=" — " style:num-format="1">
        <style:list-level-properties text:list-level-position-and-space-mode="label-alignment" fo:text-align="center">
          <style:list-level-label-alignment text:label-followed-by="space"/>
        </style:list-level-properties>
      </text:list-level-style-number>
      <text:list-level-style-number text:level="7" loext:num-list-format="Рисунок А.%7% — " style:num-prefix="Рисунок А." style:num-suffix=" — " style:num-format="1">
        <style:list-level-properties text:list-level-position-and-space-mode="label-alignment" fo:text-align="center">
          <style:list-level-label-alignment text:label-followed-by="space"/>
        </style:list-level-properties>
      </text:list-level-style-number>
      <text:list-level-style-number text:level="8" loext:num-list-format="Рисунок А.%8% — " style:num-prefix="Рисунок А." style:num-suffix=" — " style:num-format="1">
        <style:list-level-properties text:list-level-position-and-space-mode="label-alignment" fo:text-align="center">
          <style:list-level-label-alignment text:label-followed-by="space"/>
        </style:list-level-properties>
      </text:list-level-style-number>
      <text:list-level-style-number text:level="9" loext:num-list-format="Рисунок А.%9% — " style:num-prefix="Рисунок А." style:num-suffix=" — " style:num-format="1">
        <style:list-level-properties text:list-level-position-and-space-mode="label-alignment" fo:text-align="center">
          <style:list-level-label-alignment text:label-followed-by="space"/>
        </style:list-level-properties>
      </text:list-level-style-number>
      <text:list-level-style-number text:level="10" loext:num-list-format="Рисунок А.%10% — " style:num-prefix="Рисунок А." style:num-suffix=" — " style:num-format="1">
        <style:list-level-properties text:list-level-position-and-space-mode="label-alignment" fo:text-align="center">
          <style:list-level-label-alignment text:label-followed-by="space"/>
        </style:list-level-properties>
      </text:list-level-style-number>
    </text:list-style>
    <text:list-style style:name="ГОСТ_5f_нумерация_5f_таблиц_5f_в_5f_приложении_5f_Д_28_Безруков_29_" style:display-name="ГОСТ_нумерация_таблиц_в_приложении_Д(Безруков)" text:consecutive-numbering="true">
      <text:list-level-style-number text:level="1" loext:num-list-format="Таблица Г%1% — " style:num-prefix="Таблица Г" style:num-suffix=" —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Таблица Г%2% — " style:num-prefix="Таблица Г" style:num-suffix=" —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loext:num-list-format="Таблица Г%3% — " style:num-prefix="Таблица Г" style:num-suffix=" —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loext:num-list-format="Таблица Г%4% — " style:num-prefix="Таблица Г" style:num-suffix=" —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loext:num-list-format="Таблица Г%5% — " style:num-prefix="Таблица Г" style:num-suffix=" —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loext:num-list-format="Таблица Г%6% — " style:num-prefix="Таблица Г" style:num-suffix=" —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loext:num-list-format="Таблица Г%7% — " style:num-prefix="Таблица Г" style:num-suffix=" —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loext:num-list-format="Таблица Г%8% — " style:num-prefix="Таблица Г" style:num-suffix=" —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loext:num-list-format="Таблица Г%9% — " style:num-prefix="Таблица Г" style:num-suffix=" —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loext:num-list-format="Таблица Г%10% — " style:num-prefix="Таблица Г" style:num-suffix=" — 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0" number:min-decimal-places="0" number:min-integer-digits="0"/>
    </number:number-style>
    <number:number-style style:name="N108P0" style:volatile="true">
      <number:number number:decimal-places="0" number:min-decimal-places="0" number:min-integer-digits="1"/>
    </number:number-style>
    <number:number-style style:name="N108">
      <style:text-properties fo:color="#ff0000"/>
      <number:text>-</number:text>
      <number:number number:decimal-places="0" number:min-decimal-places="0" number:min-integer-digits="1"/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9P0"/>
    </number:number-style>
    <number:currency-style style:name="N10108P0" style:volatile="true" number:language="ru" number:country="RU"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10108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10108P0"/>
    </number:currency-style>
    <number:date-style style:name="N10109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" fo:font-size="14pt" officeooo:paragraph-rsid="000c782c" style:font-size-asian="14pt" style:font-size-complex="14pt"/>
    </style:style>
    <style:style style:name="MP2" style:family="paragraph" style:parent-style-name="Footer">
      <style:paragraph-properties fo:text-align="center" style:justify-single-word="false"/>
      <style:text-properties fo:font-size="13pt" fo:language="en" fo:country="US" officeooo:rsid="000da024" officeooo:paragraph-rsid="000da024" style:font-size-asian="11.3500003814697pt" style:font-size-complex="13pt"/>
    </style:style>
    <style:style style:name="MP3" style:family="paragraph" style:parent-style-name="Footer">
      <style:paragraph-properties fo:text-align="center" style:justify-single-word="false"/>
      <style:text-properties style:font-name="Times New Roman" fo:font-size="14pt" officeooo:paragraph-rsid="000da024" style:font-size-asian="12.25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3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ГОСТ_5f_обычная_20_страница_28_Безруков_29_" style:display-name="ГОСТ_обычная страница(Безруков)" style:page-layout-name="Mpm2" draw:style-name="Mdp1">
      <style:footer>
        <text:p text:style-name="MP1"><text:page-number text:select-page="current">4</text:page-number></text:p>
      </style:footer>
    </style:master-page>
    <style:master-page style:name="Landscape" style:page-layout-name="Mpm3" draw:style-name="Mdp1">
      <style:footer>
        <text:p text:style-name="MP2"><text:page-number text:select-page="current">0</text:page-number></text:p>
      </style:footer>
    </style:master-page>
    <style:master-page style:name="ГОСТ_5f_первая_20_страница_28_Безруков_29_" style:display-name="ГОСТ_первая страница(Безруков)" style:page-layout-name="Mpm4" draw:style-name="Mdp1" style:next-style-name="ГОСТ_5f_обычная_20_страница_28_Безруков_29_"/>
    <style:master-page style:name="First_20_Page" style:display-name="First Page" style:page-layout-name="Mpm4" draw:style-name="Mdp1" style:next-style-name="Standard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Index" style:page-layout-name="Mpm1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ГОСТ_5f_альбомная_28_Безруков_29_" style:display-name="ГОСТ_альбомная(Безруков)" style:page-layout-name="Mpm10" draw:style-name="Mdp1">
      <style:footer>
        <text:p text:style-name="MP3"><text:page-number text:select-page="current">0</text:page-number></text:p>
      </style:footer>
    </style:master-page>
    <style:master-page style:name="Титульник" style:page-layout-name="Mpm1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9T06:26:15.582000000</meta:creation-date>
    <meta:editing-duration>P0D</meta:editing-duration>
    <meta:editing-cycles>1</meta:editing-cycles>
    <meta:generator>LibreOffice/7.4.1.2$Windows_X86_64 LibreOffice_project/3c58a8f3a960df8bc8fd77b461821e42c061c5f0</meta:generator>
    <meta:document-statistic meta:table-count="0" meta:image-count="0" meta:object-count="0" meta:page-count="4" meta:paragraph-count="51" meta:word-count="555" meta:character-count="3978" meta:non-whitespace-character-count="3473"/>
  </office:meta>
</office:document-meta>
</file>